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fo:font-size="22pt" officeooo:rsid="002cbe1d" officeooo:paragraph-rsid="002cbe1d" style:font-size-asian="22pt" style:font-size-complex="22pt"/>
    </style:style>
    <style:style style:name="P3" style:family="paragraph" style:parent-style-name="Standard">
      <style:text-properties fo:font-size="54pt" officeooo:rsid="002cbe1d" officeooo:paragraph-rsid="002cbe1d" style:font-size-asian="54pt" style:font-size-complex="54pt"/>
    </style:style>
    <style:style style:name="T1" style:family="text">
      <style:text-properties fo:font-size="36pt" officeooo:rsid="00228101" style:font-size-asian="36pt" style:font-size-complex="36pt"/>
    </style:style>
    <style:style style:name="T2" style:family="text">
      <style:text-properties fo:font-size="36pt" officeooo:rsid="002cbe1d" style:font-size-asian="36pt" style:font-size-complex="36pt"/>
    </style:style>
    <style:style style:name="T3" style:family="text">
      <style:text-properties fo:font-size="36pt" officeooo:rsid="002d06f7" style:font-size-asian="36pt" style:font-size-complex="36pt"/>
    </style:style>
    <style:style style:name="T4" style:family="text">
      <style:text-properties officeooo:rsid="002d06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Tears for Fears</text:span><text:span text:style-name="T1"> – </text:span><text:span text:style-name="T3">Everybody wants to rule the world</text:span></text:p>
      <text:p text:style-name="P2"/>
      <text:p text:style-name="P2"/>
      <text:p text:style-name="P2"/>
      <text:p text:style-name="P2"/>
      <text:p text:style-name="P3">Bob on keyboar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7-05T20:25:16.063138942</dc:date>
    <meta:editing-duration>PT3H3M5S</meta:editing-duration>
    <meta:editing-cycles>29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" meta:word-count="12" meta:character-count="66" meta:non-whitespace-character-count="55"/>
  </office:meta>
</office:document-meta>
</file>